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Ripley</text:p>
      <text:p text:style-name="P1">CSCI 5828</text:p>
      <text:p text:style-name="P1">Homework 2</text:p>
      <text:p text:style-name="P1"/>
      <text:list xml:id="list1309193142" text:style-name="L1">
        <text:list-item>
          <text:p text:style-name="P2">The statement, “Testing can only be used to prove the existence of faults no their absence.” Means that testing can only be used to prove that there is a fault. There is no logical way to prove the absence of faults as it would require proving a negative. There are many difficulties to proving a programs correctness through testing alone, including the fact that some bugs can mask other bugs. In other situations testing can be non exhaustive for all potential circumstances.</text:p>
        </text:list-item>
        <text:list-item>
          <text:p text:style-name="P2">Black box testing by definition, is testing a system in such a way that only the input and output of a function are program are verified against a set of expected input and output. If the expected output matches given output then the program or function has passed the black box test. For a code example please see the attached code (stddevTest and StandardDeviation)</text:p>
        </text:list-item>
        <text:list-item>
          <text:p text:style-name="P2">100% Statement coverage may not adequately test all possible transitions between states as there may be one or more possible ways to execute all statements without testing all conditions. </text:p>
        </text:list-item>
        <text:list-item>
          <text:p text:style-name="P2">In traditional project management progress is measured by the completion of the various elements of the life cycle. Things like completing a planning cycle, completing requirements, completing a test plan all count towards forward progress for a project. This is contrasted by Agile and other XP methodologies where progress is only measured by the amount of usable software / product delivered to the user during each iteration. </text:p>
        </text:list-item>
        <text:list-item>
          <text:p text:style-name="P2">The problem with the given sample program is that all concurrent threads depended upon a single shared object. This shared mutability means that all accesses to this shared object should be protected so that more than one thread cannot read or write that object at the same time. In its current configuration this program makes no effort to mitigate this shared mutability, so there are circumstances that can cause incorrect behavior. Particularly with respect to determining the size of the queue and weather the system should block before creating or removing any new products. The fix this defect the easiest solution is to surround all calls to the ProductionLine with a synchronize block to guarantee that no more than one thread is ever reading or writing to that object at a time. The synchronization also ensures that all of the objects state passes the memory barrier between threads so that each thread has the most up to date information. (see the attached code for more specific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06T21:06:13</meta:creation-date>
    <dc:date>2012-02-08T21:14:52</dc:date>
    <meta:editing-duration>PT5H28M44S</meta:editing-duration>
    <meta:editing-cycles>4</meta:editing-cycles>
    <meta:generator>LibreOffice/3.4$Unix LibreOffice_project/340m1$Build-1206</meta:generator>
    <meta:document-statistic meta:table-count="0" meta:image-count="0" meta:object-count="0" meta:page-count="1" meta:paragraph-count="8" meta:word-count="419" meta:character-count="2499" meta:non-whitespace-character-count="2091"/>
  </office:meta>
</office:document-meta>
</file>